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4">
      <style:paragraph-properties fo:margin-left="0.5in" fo:margin-right="0in" fo:margin-top="0in" fo:margin-bottom="0in" loext:contextual-spacing="true" fo:text-indent="-0.25in" style:auto-text-indent="false"/>
    </style:style>
    <style:style style:name="P4" style:family="paragraph" style:parent-style-name="Standard" style:list-style-name="WWNum5">
      <style:paragraph-properties fo:margin-left="0.5in" fo:margin-right="0in" fo:margin-top="0in" fo:margin-bottom="0in" loext:contextual-spacing="true" fo:text-indent="-0.25in" style:auto-text-indent="false"/>
    </style:style>
    <style:style style:name="P5" style:family="paragraph" style:parent-style-name="Standard" style:list-style-name="WWNum6">
      <style:paragraph-properties fo:margin-left="0.5in" fo:margin-right="0in" fo:margin-top="0in" fo:margin-bottom="0in" loext:contextual-spacing="true" fo:text-indent="-0.25in" style:auto-text-indent="false"/>
    </style:style>
    <style:style style:name="P6" style:family="paragraph" style:parent-style-name="Standard" style:list-style-name="WWNum1">
      <style:paragraph-properties fo:margin-left="1in" fo:margin-right="0in" fo:margin-top="0in" fo:margin-bottom="0in" loext:contextual-spacing="true" fo:text-indent="-0.25in" style:auto-text-indent="false"/>
    </style:style>
    <style:style style:name="P7" style:family="paragraph" style:parent-style-name="Standard" style:list-style-name="WWNum3">
      <style:paragraph-properties fo:margin-left="1in" fo:margin-right="0in" fo:margin-top="0in" fo:margin-bottom="0in" loext:contextual-spacing="true" fo:text-indent="-0.25in" style:auto-text-indent="false"/>
    </style:style>
    <style:style style:name="P8" style:family="paragraph" style:parent-style-name="Standard" style:list-style-name="WWNum2">
      <style:paragraph-properties fo:margin-left="1in" fo:margin-right="0in" fo:margin-top="0in" fo:margin-bottom="0in" loext:contextual-spacing="true" fo:text-indent="-0.25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Database basics</text:p>
      <text:p text:style-name="P1"/>
      <text:list xml:id="list5824488390922076722" text:style-name="WWNum4">
        <text:list-item>
          <text:p text:style-name="P3">What is the use of SQLite open helper class in SQLite? </text:p>
        </text:list-item>
      </text:list>
      <text:list xml:id="list3090096886652074958" text:style-name="WWNum1">
        <text:list-item>
          <text:p text:style-name="P6">It is a helper class to manage database creation and version management.</text:p>
        </text:list-item>
        <text:list-item>
          <text:p text:style-name="P6">We create a subclass implementing onCreate(SQLiteDatabase), onUpgrade(SQLiteDatabase, int, int) and optionally onOpen(SQLiteDatabase), and this class takes care of opening the database if it exists, creating it if it does not, and upgrading it as necessary. </text:p>
        </text:list-item>
        <text:list-item>
          <text:p text:style-name="P6">Transactions are used to make sure the database is always in a sensible state.</text:p>
        </text:list-item>
        <text:list-item>
          <text:p text:style-name="P6">This class makes it easy for ContentProvider implementations to defer opening and upgrading the database until first use, to avoid blocking application startup with long-running database upgrades.</text:p>
        </text:list-item>
      </text:list>
      <text:list xml:id="list1492947547882705075" text:style-name="WWNum5">
        <text:list-item>
          <text:p text:style-name="P4">What is the use of OnUpgrade function in SQLiteOpenHelper class? </text:p>
        </text:list-item>
      </text:list>
      <text:list xml:id="list2093427978283380803" text:style-name="WWNum3">
        <text:list-item>
          <text:p text:style-name="P7">OnUpgrade is called when the database needs to be upgraded. </text:p>
        </text:list-item>
        <text:list-item>
          <text:p text:style-name="P7">The implementation should use this method to modify the table structure, adding constraints to database; add tables etc to upgrade to the new schema version.</text:p>
        </text:list-item>
      </text:list>
      <text:list xml:id="list8764574391177656493" text:style-name="WWNum6">
        <text:list-item>
          <text:p text:style-name="P5">How to show SQLite database table information in android application what is the best way to do it?</text:p>
        </text:list-item>
      </text:list>
      <text:list xml:id="list9086369117009532628" text:style-name="WWNum2">
        <text:list-item>
          <text:p text:style-name="P8">Use table layout with cursor to show database table information in android application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188" meta:character-count="1165" meta:non-whitespace-character-count="994"/>
    <meta:generator>LibreOfficeDev/5.1.0.3$Linux_X86_64 LibreOffice_project/</meta:generator>
  </office:meta>
</office:document-meta>
</file>